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 manifest:full-path="Pictures/20000056000008070000046345CA9554.svm"/>
  <manifest:file-entry manifest:media-type="" manifest:full-path="Pictures/2000000E00000141000001D361BF3165.svm"/>
  <manifest:file-entry manifest:media-type="" manifest:full-path="Pictures/20000056000007E9000004635FCDFD6A.svm"/>
  <manifest:file-entry manifest:media-type="" manifest:full-path="Pictures/2000003A00000675000003E5507D34E1.svm"/>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Roman" svg:font-family="Times-Roman" style:font-family-generic="roman"/>
    <style:font-face style:name="T3Font_0" svg:font-family="T3Font_0" style:font-family-generic="swiss"/>
    <style:font-face style:name="T3Font_1" svg:font-family="T3Font_1" style:font-family-generic="swiss"/>
    <style:font-face style:name="T3Font_2" svg:font-family="T3Font_2" style:font-family-generic="swiss"/>
    <style:font-face style:name="T3Font_3" svg:font-family="T3Font_3"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2.2507in" table:align="left"/>
    </style:style>
    <style:style style:name="Table2.A" style:family="table-column">
      <style:table-column-properties style:column-width="0.6736in"/>
    </style:style>
    <style:style style:name="Table2.B" style:family="table-column">
      <style:table-column-properties style:column-width="0.9799in"/>
    </style:style>
    <style:style style:name="Table2.C" style:family="table-column">
      <style:table-column-properties style:column-width="0.3174in"/>
    </style:style>
    <style:style style:name="Table2.D" style:family="table-column">
      <style:table-column-properties style:column-width="0.2799in"/>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none" fo:border-top="0.0007in solid #000000" fo:border-bottom="none">
        <style:background-image/>
      </style:table-cell-properties>
    </style:style>
    <style:style style:name="Table2.D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none">
        <style:background-image/>
      </style:table-cell-properties>
    </style:style>
    <style:style style:name="Table2.D2"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7" style:family="table-cell">
      <style:table-cell-properties fo:background-color="#ffffff" fo:padding="0in" fo:border-left="none" fo:border-right="none" fo:border-top="none" fo:border-bottom="0.0007in solid #000000">
        <style:background-image/>
      </style:table-cell-properties>
    </style:style>
    <style:style style:name="Table2.D7"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autospace="none"/>
      <style:text-properties style:font-name="Arial" fo:font-size="10pt" fo:font-style="normal" style:font-name-asian="Times-Roman" style:font-size-asian="10pt" style:font-style-asian="normal" style:font-name-complex="Times-Roman" style:font-size-complex="10pt" style:font-style-complex="normal"/>
    </style:style>
    <style:style style:name="P2" style:family="paragraph" style:parent-style-name="Standard">
      <style:paragraph-properties fo:text-align="center"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3" style:family="paragraph" style:parent-style-name="Standard">
      <style:paragraph-properties fo:text-align="start"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4" style:family="paragraph">
      <style:paragraph-properties fo:margin-left="0in" fo:margin-right="0in" fo:margin-top="0in" fo:margin-bottom="0in" fo:line-height="100%" text:enable-numbering="false" fo:text-indent="0in"/>
    </style:style>
    <style:style style:name="P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 style:family="paragraph" style:parent-style-name="Standard">
      <style:paragraph-properties fo:text-align="start" style:justify-single-word="false" fo:break-before="pag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8"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name-asian="Times-Roman" style:font-size-asian="12pt" style:font-style-asian="italic" style:font-weight-asian="bold" style:font-name-complex="Times-Roman" style:font-size-complex="12pt" style:font-style-complex="italic" style:font-weight-complex="bold"/>
    </style:style>
    <style:style style:name="P9"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name-asian="Times-Roman" style:font-size-asian="12pt" style:font-style-asian="normal" style:font-weight-asian="normal" style:font-name-complex="Times-Roman" style:font-size-complex="12pt" style:font-style-complex="normal" style:font-weight-complex="normal"/>
    </style:style>
    <style:style style:name="P10" style:family="paragraph" style:parent-style-name="Standard">
      <style:paragraph-properties fo:text-align="start" style:justify-single-word="false" style:text-autospace="none"/>
      <style:text-properties style:font-name="Arial" fo:font-size="10pt" fo:font-style="normal" style:font-name-asian="Times-Roman" style:font-size-asian="10pt" style:font-style-asian="normal" style:font-name-complex="Times-Roman" style:font-size-complex="10pt" style:font-style-complex="normal"/>
    </style:style>
    <style:style style:name="P11" style:family="paragraph" style:parent-style-name="Standard">
      <style:paragraph-properties fo:text-align="start" style:justify-single-word="false" style:text-autospace="none"/>
      <style:text-properties style:font-name="Arial" fo:font-size="10pt" style:font-name-asian="Times-Roman" style:font-size-asian="10pt" style:font-name-complex="Times-Roman" style:font-size-complex="10pt"/>
    </style:style>
    <style:style style:name="P12" style:family="paragraph">
      <style:paragraph-properties fo:text-align="center"/>
    </style:style>
    <style:style style:name="P13" style:family="paragraph">
      <style:paragraph-properties fo:margin-left="0in" fo:margin-right="0in" fo:margin-top="0in" fo:margin-bottom="0in" fo:line-height="100%" fo:text-align="end" text:enable-numbering="false" fo:text-indent="0in"/>
    </style:style>
    <style:style style:name="P14"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2" style:family="text">
      <style:text-properties style:text-position="0% 100%"/>
    </style:style>
    <style:style style:name="T3" style:family="text">
      <style:text-properties style:text-position="sub 58%"/>
    </style:style>
    <style:style style:name="T4" style:family="text">
      <style:text-properties fo:color="#000000" fo:font-weight="normal" style:font-weight-asian="normal" style:font-weight-complex="normal"/>
    </style:style>
    <style:style style:name="T5" style:family="text">
      <style:text-properties fo:color="#000000" style:text-outline="false" style:text-line-through-style="none" fo:text-shadow="none" style:text-underline-style="none" fo:font-weight="normal" style:font-size-asian="12pt" style:font-weight-asian="normal" style:font-size-complex="12pt" style:font-weight-complex="normal"/>
    </style:style>
    <style:style style:name="T6" style:family="text">
      <style:text-properties fo:color="#000000" style:text-outline="false" style:text-line-through-style="none" style:text-position="sub 58%" fo:text-shadow="none" style:text-underline-style="none"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style:font-name-asian="T3Font_0" style:font-style-asian="italic" style:font-name-complex="T3Font_0" style:font-style-complex="italic"/>
    </style:style>
    <style:style style:name="T9" style:family="text">
      <style:text-properties fo:font-style="italic" style:font-name-asian="T3Font_1" style:font-style-asian="italic" style:font-name-complex="T3Font_1" style:font-style-complex="italic"/>
    </style:style>
    <style:style style:name="T10" style:family="text">
      <style:text-properties fo:font-style="italic" style:font-name-asian="T3Font_3" style:font-style-asian="italic" style:font-name-complex="T3Font_3" style:font-style-complex="italic"/>
    </style:style>
    <style:style style:name="T11" style:family="text">
      <style:text-properties fo:font-style="italic" style:font-name-asian="T3Font_2" style:font-style-asian="italic" style:font-name-complex="T3Font_2" style:font-style-complex="italic"/>
    </style:style>
    <style:style style:name="T12" style:family="text">
      <style:text-properties style:font-name-asian="T3Font_0" style:font-name-complex="T3Font_0"/>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Formula">
      <style:graphic-properties style:vertical-pos="middle" style:vertical-rel="text"/>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417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heads_20_1"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ffff"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Arrowheads_20_3" draw:marker-start-width="0.1181in" draw:marker-start-center="false" draw:marker-end="Arrowheads_20_3"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Arrowheads_20_2"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number:text-style style:name="N5100" number:language="en" number:country="US">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emy Calvert</text:p>
      <text:p text:style-name="P1">Assignment 1B</text:p>
      <text:p text:style-name="P1">CSEP 546</text:p>
      <text:p text:style-name="P1">07SP</text:p>
      <text:p text:style-name="P2"/>
      <text:p text:style-name="P3">1. (Mitchell 3.1) Give decision trees to represent the following boolean functions:</text:p>
      <text:p text:style-name="P3">(a) <draw:frame draw:style-name="fr1" draw:name="Object1" text:anchor-type="as-char" svg:width="0.5528in" svg:height="0.1839in" draw:z-index="3"><draw:object xlink:href="./Object 1" xlink:type="simple" xlink:show="embed" xlink:actuate="onLoad"/><draw:image xlink:href="./ObjectReplacements/Object 1" xlink:type="simple" xlink:show="embed" xlink:actuate="onLoad"/></draw:frame></text:p>
      <text:p text:style-name="P3"><draw:g text:anchor-type="paragraph" draw:z-index="1" draw:style-name="gr1"><draw:frame draw:style-name="gr2" draw:text-style-name="P5" svg:width="0.3386in" svg:height="0.2559in" svg:x="0.6346in" svg:y="0in"><draw:text-box><text:p text:style-name="P4"><text:span text:style-name="T1">A</text:span></text:p></draw:text-box></draw:frame><draw:frame draw:style-name="gr2" draw:text-style-name="P5" svg:width="0.3169in" svg:height="0.2559in" svg:x="0.3228in" svg:y="0.6047in"><draw:text-box><text:p text:style-name="P4"><text:span text:style-name="T1">B</text:span></text:p></draw:text-box></draw:frame><draw:line draw:style-name="gr3" draw:text-style-name="P6" svg:x1="0.7287in" svg:y1="0.2083in" svg:x2="0.5098in" svg:y2="0.6563in"><text:p/></draw:line><draw:frame draw:style-name="gr2" draw:text-style-name="P5" svg:width="0.2705in" svg:height="0.2559in" svg:x="0.3965in" svg:y="0.2819in"><draw:text-box><text:p text:style-name="P4"><text:span text:style-name="T1">+</text:span></text:p></draw:text-box></draw:frame><draw:frame draw:style-name="gr2" draw:text-style-name="P5" svg:width="0.2705in" svg:height="0.2559in" svg:x="0in" svg:y="1.2098in"><draw:text-box><text:p text:style-name="P4"><text:span text:style-name="T1">-</text:span></text:p></draw:text-box></draw:frame><draw:line draw:style-name="gr3" draw:text-style-name="P6" svg:x1="0.4055in" svg:y1="0.8134in" svg:x2="0.1866in" svg:y2="1.2614in"><text:p/></draw:line><draw:frame draw:style-name="gr2" draw:text-style-name="P5" svg:width="0.2713in" svg:height="0.2559in" svg:x="0.0728in" svg:y="0.8866in"><draw:text-box><text:p text:style-name="P4"><text:span text:style-name="T1">+</text:span></text:p></draw:text-box></draw:frame><draw:frame draw:style-name="gr2" draw:text-style-name="P5" svg:width="0.2705in" svg:height="0.2559in" svg:x="0.698in" svg:y="1.1882in"><draw:text-box><text:p text:style-name="P4"><text:span text:style-name="T1">+</text:span></text:p></draw:text-box></draw:frame><draw:line draw:style-name="gr3" draw:text-style-name="P6" svg:x1="0.5307in" svg:y1="0.802in" svg:x2="0.7496in" svg:y2="1.25in"><text:p/></draw:line><draw:frame draw:style-name="gr2" draw:text-style-name="P5" svg:width="0.2705in" svg:height="0.2559in" svg:x="0.6362in" svg:y="0.8339in"><draw:text-box><text:p text:style-name="P4"><text:span text:style-name="T1">-</text:span></text:p></draw:text-box></draw:frame><draw:frame draw:style-name="gr2" draw:text-style-name="P5" svg:width="0.2713in" svg:height="0.2559in" svg:x="1.0098in" svg:y="0.5953in"><draw:text-box><text:p text:style-name="P4"><text:span text:style-name="T1">-</text:span></text:p></draw:text-box></draw:frame><draw:line draw:style-name="gr3" draw:text-style-name="P6" svg:x1="0.8425in" svg:y1="0.2091in" svg:x2="1.0614in" svg:y2="0.6571in"><text:p/></draw:line><draw:frame draw:style-name="gr2" draw:text-style-name="P5" svg:width="0.2713in" svg:height="0.2559in" svg:x="0.948in" svg:y="0.2402in"><draw:text-box><text:p text:style-name="P4"><text:span text:style-name="T1">-</text:span></text:p></draw:text-box></draw:frame></draw:g>(b) <draw:frame draw:style-name="fr1" draw:name="Object2" text:anchor-type="as-char" svg:width="0.8252in" svg:height="0.1898in" draw:z-index="5"><draw:object xlink:href="./Object 2" xlink:type="simple" xlink:show="embed" xlink:actuate="onLoad"/><draw:image xlink:href="./ObjectReplacements/Object 2" xlink:type="simple" xlink:show="embed" xlink:actuate="onLoad"/></draw:frame></text:p>
      <text:p text:style-name="P3"><draw:g text:anchor-type="paragraph" draw:z-index="2" draw:style-name="gr1"><draw:frame draw:style-name="gr2" draw:text-style-name="P5" svg:width="0.3386in" svg:height="0.2559in" svg:x="0.3134in" svg:y="0in"><draw:text-box><text:p text:style-name="P4"><text:span text:style-name="T1">A</text:span></text:p></draw:text-box></draw:frame><draw:frame draw:style-name="gr2" draw:text-style-name="P5" svg:width="0.3169in" svg:height="0.2559in" svg:x="0.6618in" svg:y="0.6626in"><draw:text-box><text:p text:style-name="P4"><text:span text:style-name="T1">B</text:span></text:p></draw:text-box></draw:frame><draw:line draw:style-name="gr3" draw:text-style-name="P6" svg:x1="0.4067in" svg:y1="0.2083in" svg:x2="0.1874in" svg:y2="0.6563in"><text:p/></draw:line><draw:frame draw:style-name="gr2" draw:text-style-name="P5" svg:width="0.2705in" svg:height="0.2559in" svg:x="0.0744in" svg:y="0.2819in"><draw:text-box><text:p text:style-name="P4"><text:span text:style-name="T1">+</text:span></text:p></draw:text-box></draw:frame><draw:frame draw:style-name="gr2" draw:text-style-name="P5" svg:width="0.3488in" svg:height="0.2559in" svg:x="0.339in" svg:y="1.2665in"><draw:text-box><text:p text:style-name="P4"><text:span text:style-name="T1">C</text:span></text:p></draw:text-box></draw:frame><draw:line draw:style-name="gr3" draw:text-style-name="P6" svg:x1="0.7449in" svg:y1="0.8709in" svg:x2="0.526in" svg:y2="1.3189in"><text:p/></draw:line><draw:frame draw:style-name="gr2" draw:text-style-name="P5" svg:width="0.2713in" svg:height="0.2559in" svg:x="0.4118in" svg:y="0.9437in"><draw:text-box><text:p text:style-name="P4"><text:span text:style-name="T1">+</text:span></text:p></draw:text-box></draw:frame><draw:frame draw:style-name="gr2" draw:text-style-name="P5" svg:width="0.2705in" svg:height="0.2559in" svg:x="1.037in" svg:y="1.2457in"><draw:text-box><text:p text:style-name="P4"><text:span text:style-name="T1">-</text:span></text:p></draw:text-box></draw:frame><draw:line draw:style-name="gr3" draw:text-style-name="P6" svg:x1="0.8697in" svg:y1="0.8598in" svg:x2="1.0886in" svg:y2="1.3079in"><text:p/></draw:line><draw:frame draw:style-name="gr2" draw:text-style-name="P5" svg:width="0.2705in" svg:height="0.2559in" svg:x="0.9752in" svg:y="0.8917in"><draw:text-box><text:p text:style-name="P4"><text:span text:style-name="T1">-</text:span></text:p></draw:text-box></draw:frame><draw:frame draw:style-name="gr2" draw:text-style-name="P5" svg:width="0.2705in" svg:height="0.2559in" svg:x="0.0417in" svg:y="0.6008in"><draw:text-box><text:p text:style-name="P4"><text:span text:style-name="T1">+</text:span></text:p></draw:text-box></draw:frame><draw:line draw:style-name="gr3" draw:text-style-name="P6" svg:x1="0.5201in" svg:y1="0.2091in" svg:x2="0.7394in" svg:y2="0.6571in"><text:p/></draw:line><draw:frame draw:style-name="gr2" draw:text-style-name="P5" svg:width="0.2713in" svg:height="0.2559in" svg:x="0.626in" svg:y="0.2402in"><draw:text-box><text:p text:style-name="P4"><text:span text:style-name="T1">-</text:span></text:p></draw:text-box></draw:frame><draw:frame draw:style-name="gr2" draw:text-style-name="P5" svg:width="0.2705in" svg:height="0.2559in" svg:x="0.0008in" svg:y="1.9398in"><draw:text-box><text:p text:style-name="P4"><text:span text:style-name="T1">+</text:span></text:p></draw:text-box></draw:frame><draw:line draw:style-name="gr3" draw:text-style-name="P6" svg:x1="0.4063in" svg:y1="1.5429in" svg:x2="0.1874in" svg:y2="1.9909in"><text:p/></draw:line><draw:frame draw:style-name="gr2" draw:text-style-name="P5" svg:width="0.2713in" svg:height="0.2559in" svg:x="0.0736in" svg:y="1.6165in"><draw:text-box><text:p text:style-name="P4"><text:span text:style-name="T1">+</text:span></text:p></draw:text-box></draw:frame><draw:frame draw:style-name="gr2" draw:text-style-name="P5" svg:width="0.2705in" svg:height="0.2559in" svg:x="0.6988in" svg:y="1.9181in"><draw:text-box><text:p text:style-name="P4"><text:span text:style-name="T1">-</text:span></text:p></draw:text-box></draw:frame><draw:line draw:style-name="gr3" draw:text-style-name="P6" svg:x1="0.5315in" svg:y1="1.5319in" svg:x2="0.7504in" svg:y2="1.9799in"><text:p/></draw:line><draw:frame draw:style-name="gr2" draw:text-style-name="P5" svg:width="0.2705in" svg:height="0.2559in" svg:x="0.637in" svg:y="1.5638in"><draw:text-box><text:p text:style-name="P4"><text:span text:style-name="T1">-</text:span></text:p></draw:text-box></draw:frame></draw:g>(c)<draw:frame draw:style-name="fr1" draw:name="Object3" text:anchor-type="as-char" svg:width="0.6799in" svg:height="0.1839in" draw:z-index="6"><draw:object xlink:href="./Object 3" xlink:type="simple" xlink:show="embed" xlink:actuate="onLoad"/><draw:image xlink:href="./ObjectReplacements/Object 3" xlink:type="simple" xlink:show="embed" xlink:actuate="onLoad"/></draw:frame></text:p>
      <text:p text:style-name="P3"><draw:g text:anchor-type="paragraph" draw:z-index="4" draw:style-name="gr1"><draw:frame draw:style-name="gr2" draw:text-style-name="P5" svg:width="0.3386in" svg:height="0.2559in" svg:x="0.6575in" svg:y="0in"><draw:text-box><text:p text:style-name="P4"><text:span text:style-name="T1">A</text:span></text:p></draw:text-box></draw:frame><draw:frame draw:style-name="gr2" draw:text-style-name="P5" svg:width="0.3161in" svg:height="0.2559in" svg:x="1.0071in" svg:y="0.6626in"><draw:text-box><text:p text:style-name="P4"><text:span text:style-name="T1">B</text:span></text:p></draw:text-box></draw:frame><draw:line draw:style-name="gr3" draw:text-style-name="P6" svg:x1="0.7512in" svg:y1="0.2083in" svg:x2="0.5319in" svg:y2="0.6563in"><text:p/></draw:line><draw:frame draw:style-name="gr2" draw:text-style-name="P5" svg:width="0.2713in" svg:height="0.2559in" svg:x="0.4189in" svg:y="0.2819in"><draw:text-box><text:p text:style-name="P4"><text:span text:style-name="T1">+</text:span></text:p></draw:text-box></draw:frame><draw:frame draw:style-name="gr2" draw:text-style-name="P5" svg:width="0.3488in" svg:height="0.2559in" svg:x="0.6417in" svg:y="1.2118in"><draw:text-box><text:p text:style-name="P4"><text:span text:style-name="T1">+</text:span></text:p></draw:text-box></draw:frame><draw:line draw:style-name="gr3" draw:text-style-name="P6" svg:x1="1.089in" svg:y1="0.8709in" svg:x2="0.8701in" svg:y2="1.3189in"><text:p/></draw:line><draw:frame draw:style-name="gr2" draw:text-style-name="P5" svg:width="0.2705in" svg:height="0.2559in" svg:x="0.7571in" svg:y="0.9437in"><draw:text-box><text:p text:style-name="P4"><text:span text:style-name="T1">+</text:span></text:p></draw:text-box></draw:frame><draw:frame draw:style-name="gr2" draw:text-style-name="P5" svg:width="0.2705in" svg:height="0.2559in" svg:x="1.3811in" svg:y="1.2457in"><draw:text-box><text:p text:style-name="P4"><text:span text:style-name="T1">-</text:span></text:p></draw:text-box></draw:frame><draw:line draw:style-name="gr3" draw:text-style-name="P6" svg:x1="1.2138in" svg:y1="0.8598in" svg:x2="1.4327in" svg:y2="1.3079in"><text:p/></draw:line><draw:frame draw:style-name="gr2" draw:text-style-name="P5" svg:width="0.2705in" svg:height="0.2559in" svg:x="1.3193in" svg:y="0.8917in"><draw:text-box><text:p text:style-name="P4"><text:span text:style-name="T1">-</text:span></text:p></draw:text-box></draw:frame><draw:line draw:style-name="gr3" draw:text-style-name="P6" svg:x1="0.8654in" svg:y1="0.2091in" svg:x2="1.0843in" svg:y2="0.6571in"><text:p/></draw:line><draw:frame draw:style-name="gr2" draw:text-style-name="P5" svg:width="0.2713in" svg:height="0.2559in" svg:x="0.9701in" svg:y="0.2402in"><draw:text-box><text:p text:style-name="P4"><text:span text:style-name="T1">-</text:span></text:p></draw:text-box></draw:frame><draw:frame draw:style-name="gr2" draw:text-style-name="P5" svg:width="0.3169in" svg:height="0.2559in" svg:x="0.3228in" svg:y="0.6311in"><draw:text-box><text:p text:style-name="P4"><text:span text:style-name="T1">B</text:span></text:p></draw:text-box></draw:frame><draw:frame draw:style-name="gr2" draw:text-style-name="P5" svg:width="0.3488in" svg:height="0.2559in" svg:x="0in" svg:y="1.2362in"><draw:text-box><text:p text:style-name="P4"><text:span text:style-name="T1">-</text:span></text:p></draw:text-box></draw:frame><draw:line draw:style-name="gr3" draw:text-style-name="P6" svg:x1="0.4055in" svg:y1="0.8398in" svg:x2="0.1866in" svg:y2="1.2878in"><text:p/></draw:line><draw:frame draw:style-name="gr2" draw:text-style-name="P5" svg:width="0.2713in" svg:height="0.2559in" svg:x="0.0728in" svg:y="0.9134in"><draw:text-box><text:p text:style-name="P4"><text:span text:style-name="T1">+</text:span></text:p></draw:text-box></draw:frame><draw:frame draw:style-name="gr2" draw:text-style-name="P5" svg:width="0.2705in" svg:height="0.2559in" svg:x="0.7217in" svg:y="1.2425in"><draw:text-box><text:p text:style-name="P4"><text:span text:style-name="T1">+</text:span></text:p></draw:text-box></draw:frame><draw:line draw:style-name="gr3" draw:text-style-name="P6" svg:x1="0.5307in" svg:y1="0.8283in" svg:x2="0.7496in" svg:y2="1.2764in"><text:p/></draw:line><draw:frame draw:style-name="gr2" draw:text-style-name="P5" svg:width="0.2705in" svg:height="0.2559in" svg:x="0.6362in" svg:y="0.8602in"><draw:text-box><text:p text:style-name="P4"><text:span text:style-name="T1">-</text:span></text:p></draw:text-box></draw:frame></draw:g>(d) <draw:frame draw:style-name="fr1" draw:name="Object4" text:anchor-type="as-char" svg:width="1.2118in" svg:height="0.1898in" draw:z-index="0"><draw:object xlink:href="./Object 4" xlink:type="simple" xlink:show="embed" xlink:actuate="onLoad"/><draw:image xlink:href="./ObjectReplacements/Object 4" xlink:type="simple" xlink:show="embed" xlink:actuate="onLoad"/></draw:frame> </text:p>
      <text:p text:style-name="P3"><draw:g text:anchor-type="paragraph" draw:z-index="7" draw:style-name="gr1"><draw:frame draw:style-name="gr2" draw:text-style-name="P5" svg:width="0.3386in" svg:height="0.2559in" svg:x="0.6575in" svg:y="0in"><draw:text-box><text:p text:style-name="P4"><text:span text:style-name="T1">A</text:span></text:p></draw:text-box></draw:frame><draw:frame draw:style-name="gr2" draw:text-style-name="P5" svg:width="0.3161in" svg:height="0.2559in" svg:x="1.0071in" svg:y="0.6626in"><draw:text-box><text:p text:style-name="P4"><text:span text:style-name="T1">C</text:span></text:p></draw:text-box></draw:frame><draw:line draw:style-name="gr3" draw:text-style-name="P6" svg:x1="0.7512in" svg:y1="0.2083in" svg:x2="0.5319in" svg:y2="0.6563in"><text:p/></draw:line><draw:frame draw:style-name="gr2" draw:text-style-name="P5" svg:width="0.2713in" svg:height="0.2559in" svg:x="0.4189in" svg:y="0.2819in"><draw:text-box><text:p text:style-name="P4"><text:span text:style-name="T1">+</text:span></text:p></draw:text-box></draw:frame><draw:frame draw:style-name="gr2" draw:text-style-name="P5" svg:width="0.3488in" svg:height="0.2559in" svg:x="0.6138in" svg:y="1.2016in"><draw:text-box><text:p text:style-name="P4"><text:span text:style-name="T1">-</text:span></text:p></draw:text-box></draw:frame><draw:line draw:style-name="gr3" draw:text-style-name="P6" svg:x1="1.089in" svg:y1="0.8709in" svg:x2="0.8701in" svg:y2="1.3189in"><text:p/></draw:line><draw:frame draw:style-name="gr2" draw:text-style-name="P5" svg:width="0.2705in" svg:height="0.2559in" svg:x="0.7571in" svg:y="0.9437in"><draw:text-box><text:p text:style-name="P4"><text:span text:style-name="T1">+</text:span></text:p></draw:text-box></draw:frame><draw:frame draw:style-name="gr2" draw:text-style-name="P5" svg:width="0.2705in" svg:height="0.2559in" svg:x="1.3811in" svg:y="1.2457in"><draw:text-box><text:p text:style-name="P4"><text:span text:style-name="T1">-</text:span></text:p></draw:text-box></draw:frame><draw:line draw:style-name="gr3" draw:text-style-name="P6" svg:x1="1.2138in" svg:y1="0.8598in" svg:x2="1.4327in" svg:y2="1.3079in"><text:p/></draw:line><draw:frame draw:style-name="gr2" draw:text-style-name="P5" svg:width="0.2713in" svg:height="0.2559in" svg:x="1.2535in" svg:y="0.8882in"><draw:text-box><text:p text:style-name="P4"><text:span text:style-name="T1">-</text:span></text:p></draw:text-box></draw:frame><draw:line draw:style-name="gr3" draw:text-style-name="P6" svg:x1="0.8654in" svg:y1="0.2091in" svg:x2="1.0843in" svg:y2="0.6571in"><text:p/></draw:line><draw:frame draw:style-name="gr2" draw:text-style-name="P5" svg:width="0.2713in" svg:height="0.2559in" svg:x="0.911in" svg:y="0.2437in"><draw:text-box><text:p text:style-name="P4"><text:span text:style-name="T1">-</text:span></text:p></draw:text-box></draw:frame><draw:frame draw:style-name="gr2" draw:text-style-name="P5" svg:width="0.3169in" svg:height="0.2559in" svg:x="0.3228in" svg:y="0.6311in"><draw:text-box><text:p text:style-name="P4"><text:span text:style-name="T1">B</text:span></text:p></draw:text-box></draw:frame><draw:frame draw:style-name="gr2" draw:text-style-name="P5" svg:width="0.3488in" svg:height="0.2559in" svg:x="0in" svg:y="1.2362in"><draw:text-box><text:p text:style-name="P4"><text:span text:style-name="T1">+</text:span></text:p></draw:text-box></draw:frame><draw:line draw:style-name="gr3" draw:text-style-name="P6" svg:x1="0.4055in" svg:y1="0.8398in" svg:x2="0.1866in" svg:y2="1.2878in"><text:p/></draw:line><draw:frame draw:style-name="gr2" draw:text-style-name="P5" svg:width="0.2713in" svg:height="0.2559in" svg:x="0.0728in" svg:y="0.9134in"><draw:text-box><text:p text:style-name="P4"><text:span text:style-name="T1">+</text:span></text:p></draw:text-box></draw:frame><draw:frame draw:style-name="gr2" draw:text-style-name="P5" svg:width="0.335in" svg:height="0.2559in" svg:x="0.7217in" svg:y="1.2425in"><draw:text-box><text:p text:style-name="P4"><text:span text:style-name="T1">D</text:span></text:p></draw:text-box></draw:frame><draw:line draw:style-name="gr3" draw:text-style-name="P6" svg:x1="0.5307in" svg:y1="0.8283in" svg:x2="0.7197in" svg:y2="1.2882in"><text:p/></draw:line><draw:frame draw:style-name="gr2" draw:text-style-name="P5" svg:width="0.2705in" svg:height="0.2559in" svg:x="0.5598in" svg:y="0.85in"><draw:text-box><text:p text:style-name="P4"><text:span text:style-name="T1">-</text:span></text:p></draw:text-box></draw:frame><draw:line draw:style-name="gr3" draw:text-style-name="P6" svg:x1="0.7906in" svg:y1="1.4402in" svg:x2="0.5717in" svg:y2="1.8882in"><text:p/></draw:line><draw:frame draw:style-name="gr2" draw:text-style-name="P5" svg:width="0.2713in" svg:height="0.2559in" svg:x="1.0827in" svg:y="1.8154in"><draw:text-box><text:p text:style-name="P4"><text:span text:style-name="T1">-</text:span></text:p></draw:text-box></draw:frame><draw:line draw:style-name="gr3" draw:text-style-name="P6" svg:x1="0.9154in" svg:y1="1.4299in" svg:x2="1.1343in" svg:y2="1.8772in"><text:p/></draw:line><draw:frame draw:style-name="gr2" draw:text-style-name="P5" svg:width="0.2713in" svg:height="0.2559in" svg:x="1.0209in" svg:y="1.461in"><draw:text-box><text:p text:style-name="P4"><text:span text:style-name="T1">-</text:span></text:p></draw:text-box></draw:frame><draw:frame draw:style-name="gr2" draw:text-style-name="P5" svg:width="0.2705in" svg:height="0.2559in" svg:x="0.5in" svg:y="1.5035in"><draw:text-box><text:p text:style-name="P4"><text:span text:style-name="T1">+</text:span></text:p></draw:text-box></draw:frame><draw:frame draw:style-name="gr2" draw:text-style-name="P5" svg:width="0.2705in" svg:height="0.2559in" svg:x="0.4165in" svg:y="1.8299in"><draw:text-box><text:p text:style-name="P4"><text:span text:style-name="T1">+</text:span></text:p></draw:text-box></draw:frame></draw:g></text:p>
      <text:p text:style-name="P7">2. (Mitchell 3.2) Consider the following set of training example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8">Instance</text:p>
          </table:table-cell>
          <table:table-cell table:style-name="Table2.B1" office:value-type="float" office:value="0">
            <text:p text:style-name="P8">Classification</text:p>
          </table:table-cell>
          <table:table-cell table:style-name="Table2.B1" office:value-type="float" office:value="0">
            <text:p text:style-name="P8"><text:span text:style-name="T2">a</text:span><text:span text:style-name="T3">1</text:span></text:p>
          </table:table-cell>
          <table:table-cell table:style-name="Table2.D1" office:value-type="float" office:value="0">
            <text:p text:style-name="P8">a<text:span text:style-name="T3">2</text:span></text:p>
          </table:table-cell>
        </table:table-row>
        <table:table-row>
          <table:table-cell table:style-name="Table2.A2" office:value-type="float" office:value="0">
            <text:p text:style-name="P9">1</text:p>
          </table:table-cell>
          <table:table-cell table:style-name="Table2.B2" office:value-type="string">
            <text:p text:style-name="P9">-</text:p>
          </table:table-cell>
          <table:table-cell table:style-name="Table2.B2" office:value-type="string">
            <text:p text:style-name="P9">T</text:p>
          </table:table-cell>
          <table:table-cell table:style-name="Table2.D2" office:value-type="string">
            <text:p text:style-name="P9">F</text:p>
          </table:table-cell>
        </table:table-row>
        <table:table-row>
          <table:table-cell table:style-name="Table2.A2" office:value-type="float" office:value="0">
            <text:p text:style-name="P9">2</text:p>
          </table:table-cell>
          <table:table-cell table:style-name="Table2.B2" office:value-type="string">
            <text:p text:style-name="P9">+</text:p>
          </table:table-cell>
          <table:table-cell table:style-name="Table2.B2" office:value-type="string">
            <text:p text:style-name="P9">T</text:p>
          </table:table-cell>
          <table:table-cell table:style-name="Table2.D2" office:value-type="string">
            <text:p text:style-name="P9">T</text:p>
          </table:table-cell>
        </table:table-row>
        <table:table-row>
          <table:table-cell table:style-name="Table2.A2" office:value-type="float" office:value="0">
            <text:p text:style-name="P9">3</text:p>
          </table:table-cell>
          <table:table-cell table:style-name="Table2.B2" office:value-type="string">
            <text:p text:style-name="P9">-</text:p>
          </table:table-cell>
          <table:table-cell table:style-name="Table2.B2" office:value-type="string">
            <text:p text:style-name="P9">T</text:p>
          </table:table-cell>
          <table:table-cell table:style-name="Table2.D2" office:value-type="string">
            <text:p text:style-name="P9">F</text:p>
          </table:table-cell>
        </table:table-row>
        <table:table-row>
          <table:table-cell table:style-name="Table2.A2" office:value-type="float" office:value="0">
            <text:p text:style-name="P9">4</text:p>
          </table:table-cell>
          <table:table-cell table:style-name="Table2.B2" office:value-type="string">
            <text:p text:style-name="P9">+</text:p>
          </table:table-cell>
          <table:table-cell table:style-name="Table2.B2" office:value-type="string">
            <text:p text:style-name="P9">F</text:p>
          </table:table-cell>
          <table:table-cell table:style-name="Table2.D2" office:value-type="string">
            <text:p text:style-name="P9">F</text:p>
          </table:table-cell>
        </table:table-row>
        <table:table-row>
          <table:table-cell table:style-name="Table2.A2" office:value-type="float" office:value="0">
            <text:p text:style-name="P9">5</text:p>
          </table:table-cell>
          <table:table-cell table:style-name="Table2.B2" office:value-type="string">
            <text:p text:style-name="P9">-</text:p>
          </table:table-cell>
          <table:table-cell table:style-name="Table2.B2" office:value-type="string">
            <text:p text:style-name="P9">F</text:p>
          </table:table-cell>
          <table:table-cell table:style-name="Table2.D2" office:value-type="string">
            <text:p text:style-name="P9">T</text:p>
          </table:table-cell>
        </table:table-row>
        <table:table-row>
          <table:table-cell table:style-name="Table2.A7" office:value-type="float" office:value="0">
            <text:p text:style-name="P9">6</text:p>
          </table:table-cell>
          <table:table-cell table:style-name="Table2.B7" office:value-type="string">
            <text:p text:style-name="P9">-</text:p>
          </table:table-cell>
          <table:table-cell table:style-name="Table2.B7" office:value-type="string">
            <text:p text:style-name="P9">F</text:p>
          </table:table-cell>
          <table:table-cell table:style-name="Table2.D7" office:value-type="string">
            <text:p text:style-name="P9">T</text:p>
          </table:table-cell>
        </table:table-row>
      </table:table>
      <text:p text:style-name="P3">(a) What is the entropy of this collection of training examples with respect to the target function classification.</text:p>
      <text:p text:style-name="P10"/>
      <text:p text:style-name="P10">The entropy is <draw:frame draw:style-name="fr1" draw:name="Object5" text:anchor-type="as-char" svg:width="2.0689in" svg:height="0.3925in" draw:z-index="8"><draw:object xlink:href="./Object 5" xlink:type="simple" xlink:show="embed" xlink:actuate="onLoad"/><draw:image xlink:href="./ObjectReplacements/Object 5" xlink:type="simple" xlink:show="embed" xlink:actuate="onLoad"/></draw:frame></text:p>
      <text:p text:style-name="P3">(b) What is the information gain <text:span text:style-name="T4">of </text:span><text:span text:style-name="T5">a</text:span><text:span text:style-name="T6">2</text:span><text:span text:style-name="T4"> relative </text:span>to these training examples?</text:p>
      <text:p text:style-name="P3"/>
      <text:p text:style-name="P10">The information gain is the entropy calculated above, minus <draw:frame draw:style-name="fr1" draw:name="Object6" text:anchor-type="as-char" svg:width="4.4193in" svg:height="0.2382in" draw:z-index="9"><draw:object xlink:href="./Object 6" xlink:type="simple" xlink:show="embed" xlink:actuate="onLoad"/><draw:image xlink:href="./ObjectReplacements/Object 6" xlink:type="simple" xlink:show="embed" xlink:actuate="onLoad"/></draw:frame>. <text:s/>So, the information gain is 0.</text:p>
      <text:p text:style-name="P10"/>
      <text:p text:style-name="P11"><text:span text:style-name="T7">3. Suppose training set </text:span><text:span text:style-name="T7"><draw:frame draw:style-name="fr1" draw:name="Object12" text:anchor-type="as-char" svg:width="0.1681in" svg:height="0.1839in" draw:z-index="10"><draw:object xlink:href="./Object 12" xlink:type="simple" xlink:show="embed" xlink:actuate="onLoad"/><draw:image xlink:href="./ObjectReplacements/Object 12" xlink:type="simple" xlink:show="embed" xlink:actuate="onLoad"/></draw:frame></text:span><text:span text:style-name="T8"> </text:span><text:span text:style-name="T7">has </text:span><text:span text:style-name="T7"><draw:frame draw:style-name="fr1" draw:name="Object11" text:anchor-type="as-char" svg:width="0.1874in" svg:height="0.1839in" draw:z-index="11"><draw:object xlink:href="./Object 11" xlink:type="simple" xlink:show="embed" xlink:actuate="onLoad"/><draw:image xlink:href="./ObjectReplacements/Object 11" xlink:type="simple" xlink:show="embed" xlink:actuate="onLoad"/></draw:frame></text:span><text:span text:style-name="T8"> </text:span><text:span text:style-name="T7">positive and </text:span><text:span text:style-name="T7"><draw:frame draw:style-name="fr1" draw:name="Object13" text:anchor-type="as-char" svg:width="0.1661in" svg:height="0.1839in" draw:z-index="12"><draw:object xlink:href="./Object 13" xlink:type="simple" xlink:show="embed" xlink:actuate="onLoad"/><draw:image xlink:href="./ObjectReplacements/Object 13" xlink:type="simple" xlink:show="embed" xlink:actuate="onLoad"/></draw:frame></text:span><text:span text:style-name="T8"> </text:span><text:span text:style-name="T7">negative instances. Suppose attribute </text:span><text:span text:style-name="T7"><draw:frame draw:style-name="fr1" draw:name="Object15" text:anchor-type="as-char" svg:width="0.1953in" svg:height="0.1839in" draw:z-index="13"><draw:object xlink:href="./Object 15" xlink:type="simple" xlink:show="embed" xlink:actuate="onLoad"/><draw:image xlink:href="./ObjectReplacements/Object 15" xlink:type="simple" xlink:show="embed" xlink:actuate="onLoad"/></draw:frame></text:span><text:span text:style-name="T8"> </text:span><text:span text:style-name="T7">splits </text:span><text:span text:style-name="T8"><draw:frame draw:style-name="fr1" draw:name="Object14" text:anchor-type="as-char" svg:width="0.1681in" svg:height="0.1839in" draw:z-index="14"><draw:object xlink:href="./Object 14" xlink:type="simple" xlink:show="embed" xlink:actuate="onLoad"/><draw:image xlink:href="./ObjectReplacements/Object 14" xlink:type="simple" xlink:show="embed" xlink:actuate="onLoad"/></draw:frame></text:span><text:span text:style-name="T7">into the sets </text:span><text:span text:style-name="T9"><draw:frame draw:style-name="fr1" draw:name="Object7" text:anchor-type="as-char" svg:width="0.561in" svg:height="0.2083in" draw:z-index="15"><draw:object xlink:href="./Object 7" xlink:type="simple" xlink:show="embed" xlink:actuate="onLoad"/><draw:image xlink:href="./ObjectReplacements/Object 7" xlink:type="simple" xlink:show="embed" xlink:actuate="onLoad"/></draw:frame></text:span><text:span text:style-name="T7">such that </text:span><text:span text:style-name="T10"><draw:frame draw:style-name="fr1" draw:name="Object8" text:anchor-type="as-char" svg:width="0.211in" svg:height="0.2083in" draw:z-index="16"><draw:object xlink:href="./Object 8" xlink:type="simple" xlink:show="embed" xlink:actuate="onLoad"/><draw:image xlink:href="./ObjectReplacements/Object 8" xlink:type="simple" xlink:show="embed" xlink:actuate="onLoad"/></draw:frame></text:span><text:span text:style-name="T7">has </text:span><text:span text:style-name="T10"><draw:frame draw:style-name="fr1" draw:name="Object9" text:anchor-type="as-char" svg:width="0.2189in" svg:height="0.2083in" draw:z-index="17"><draw:object xlink:href="./Object 9" xlink:type="simple" xlink:show="embed" xlink:actuate="onLoad"/><draw:image xlink:href="./ObjectReplacements/Object 9" xlink:type="simple" xlink:show="embed" xlink:actuate="onLoad"/></draw:frame></text:span><text:span text:style-name="T7">positive and </text:span><text:span text:style-name="T7"><draw:frame draw:style-name="fr1" draw:name="Object10" text:anchor-type="as-char" svg:width="0.1957in" svg:height="0.2083in" draw:z-index="18"><draw:object xlink:href="./Object 10" xlink:type="simple" xlink:show="embed" xlink:actuate="onLoad"/><draw:image xlink:href="./ObjectReplacements/Object 10" xlink:type="simple" xlink:show="embed" xlink:actuate="onLoad"/></draw:frame></text:span><text:span text:style-name="T10"> </text:span><text:span text:style-name="T7">negative instances. Show that the information gain for </text:span><text:span text:style-name="T8">A</text:span><text:span text:style-name="T7">, as defined in Equation 3.4 in Mitchell, is always non-negative. Under what conditions will it be zero.</text:span></text:p>
      <text:p text:style-name="P3"/>
      <text:p text:style-name="P10">The Entropy function can be expressed as the following function of one variable:</text:p>
      <text:p text:style-name="P10"><draw:frame draw:style-name="fr1" draw:name="Object22" text:anchor-type="as-char" svg:width="1.8783in" svg:height="0.1917in" draw:z-index="25"><draw:object xlink:href="./Object 22" xlink:type="simple" xlink:show="embed" xlink:actuate="onLoad"/><draw:image xlink:href="./ObjectReplacements/Object 22" xlink:type="simple" xlink:show="embed" xlink:actuate="onLoad"/></draw:frame>for <draw:frame draw:style-name="fr1" draw:name="Object23" text:anchor-type="as-char" svg:width="0.6075in" svg:height="0.1898in" draw:z-index="27"><draw:object xlink:href="./Object 23" xlink:type="simple" xlink:show="embed" xlink:actuate="onLoad"/><draw:image xlink:href="./ObjectReplacements/Object 23" xlink:type="simple" xlink:show="embed" xlink:actuate="onLoad"/></draw:frame>, where <draw:frame draw:style-name="fr1" draw:name="Object24" text:anchor-type="as-char" svg:width="0.5138in" svg:height="0.2382in" draw:z-index="28"><draw:object xlink:href="./Object 24" xlink:type="simple" xlink:show="embed" xlink:actuate="onLoad"/><draw:image xlink:href="./ObjectReplacements/Object 24" xlink:type="simple" xlink:show="embed" xlink:actuate="onLoad"/></draw:frame>. <text:s/>The second derivative of this is<draw:frame draw:style-name="fr1" draw:name="Object25" text:anchor-type="as-char" svg:width="0.7189in" svg:height="0.2626in" draw:z-index="29"><draw:object xlink:href="./Object 25" xlink:type="simple" xlink:show="embed" xlink:actuate="onLoad"/><draw:image xlink:href="./ObjectReplacements/Object 25" xlink:type="simple" xlink:show="embed" xlink:actuate="onLoad"/></draw:frame>, which is non-positive between 0 and 1. <text:s/>(It's undefined at the endpoints, meaning the graph is vertical there). <text:s/>So, this function is concave.</text:p>
      <text:p text:style-name="P10"/>
      <text:p text:style-name="P10">Now we observe that for a partitioning of the sample into two sets, there must be one set for which <draw:frame draw:style-name="fr1" draw:name="Object26" text:anchor-type="as-char" svg:width="0.1264in" svg:height="0.1839in" draw:z-index="30"><draw:object xlink:href="./Object 26" xlink:type="simple" xlink:show="embed" xlink:actuate="onLoad"/><draw:image xlink:href="./ObjectReplacements/Object 26" xlink:type="simple" xlink:show="embed" xlink:actuate="onLoad"/></draw:frame>is at least as small as for the original set, and one set for which <draw:frame draw:style-name="fr1" draw:name="Object27" text:anchor-type="as-char" svg:width="0.1264in" svg:height="0.1839in" draw:z-index="31"><draw:object xlink:href="./Object 27" xlink:type="simple" xlink:show="embed" xlink:actuate="onLoad"/><draw:image xlink:href="./ObjectReplacements/Object 27" xlink:type="simple" xlink:show="embed" xlink:actuate="onLoad"/></draw:frame>is at least as large as for the original set. <text:s/>Without loss of generality, lets say that the first partition has value of <draw:frame draw:style-name="fr1" draw:name="Object28" text:anchor-type="as-char" svg:width="0.1264in" svg:height="0.1839in" draw:z-index="32"><draw:object xlink:href="./Object 28" xlink:type="simple" xlink:show="embed" xlink:actuate="onLoad"/><draw:image xlink:href="./ObjectReplacements/Object 28" xlink:type="simple" xlink:show="embed" xlink:actuate="onLoad"/></draw:frame>no greater than the original. <text:s/>Hence, we're taking a weighted average of values along a secant line as pictured below, which, by definition of <draw:frame draw:style-name="fr1" draw:name="Object29" text:anchor-type="as-char" svg:width="0.3291in" svg:height="0.2083in" draw:z-index="33"><draw:object xlink:href="./Object 29" xlink:type="simple" xlink:show="embed" xlink:actuate="onLoad"/><draw:image xlink:href="./ObjectReplacements/Object 29" xlink:type="simple" xlink:show="embed" xlink:actuate="onLoad"/></draw:frame>and <draw:frame draw:style-name="fr1" draw:name="Object30" text:anchor-type="as-char" svg:width="0.1898in" svg:height="0.2083in" draw:z-index="34"><draw:object xlink:href="./Object 30" xlink:type="simple" xlink:show="embed" xlink:actuate="onLoad"/><draw:image xlink:href="./ObjectReplacements/Object 30" xlink:type="simple" xlink:show="embed" xlink:actuate="onLoad"/></draw:frame>is the point on the secant line directly below<draw:frame draw:style-name="fr1" draw:name="Object31" text:anchor-type="as-char" svg:width="0.1264in" svg:height="0.1839in" draw:z-index="35"><draw:object xlink:href="./Object 31" xlink:type="simple" xlink:show="embed" xlink:actuate="onLoad"/><draw:image xlink:href="./ObjectReplacements/Object 31" xlink:type="simple" xlink:show="embed" xlink:actuate="onLoad"/></draw:frame>. <text:s/></text:p>
      <text:p text:style-name="P10">The only way that the information gain could be zero is if the <draw:frame draw:style-name="fr1" draw:name="Object32" text:anchor-type="as-char" svg:width="0.1866in" svg:height="0.2083in" draw:z-index="36"><draw:object xlink:href="./Object 32" xlink:type="simple" xlink:show="embed" xlink:actuate="onLoad"/><draw:image xlink:href="./ObjectReplacements/Object 32" xlink:type="simple" xlink:show="embed" xlink:actuate="onLoad"/></draw:frame>and <draw:frame draw:style-name="fr1" draw:name="Object33" text:anchor-type="as-char" svg:width="0.1898in" svg:height="0.2083in" draw:z-index="37"><draw:object xlink:href="./Object 33" xlink:type="simple" xlink:show="embed" xlink:actuate="onLoad"/><draw:image xlink:href="./ObjectReplacements/Object 33" xlink:type="simple" xlink:show="embed" xlink:actuate="onLoad"/></draw:frame> were the same value as <draw:frame draw:style-name="fr1" draw:name="Object34" text:anchor-type="as-char" svg:width="0.1264in" svg:height="0.1839in" draw:z-index="38"><draw:object xlink:href="./Object 34" xlink:type="simple" xlink:show="embed" xlink:actuate="onLoad"/><draw:image xlink:href="./ObjectReplacements/Object 34" xlink:type="simple" xlink:show="embed" xlink:actuate="onLoad"/></draw:frame>, meaning the sub-distributions were the same as the original, as was the case in the previous problem.</text:p>
      <text:p text:style-name="P10"><draw:g text:anchor-type="paragraph" draw:z-index="24" draw:style-name="gr1"><draw:line draw:style-name="gr4" draw:text-style-name="P6" svg:x1="0.8854in" svg:y1="0.0008in" svg:x2="0.8854in" svg:y2="2.3008in"><text:p/></draw:line><draw:line draw:style-name="gr5" draw:text-style-name="P6" svg:x1="0.7681in" svg:y1="2.0728in" svg:x2="3.1598in" svg:y2="2.0728in"><text:p/></draw:line><draw:custom-shape draw:style-name="gr6" draw:text-style-name="P6" svg:width="1.626in" svg:height="2.5571in" svg:x="0.8839in" svg:y="0.7965in"><text:p/><draw:enhanced-geometry svg:viewBox="0 0 21600 21600" draw:glue-points="10800 0 3160 3160 0 10800 3160 18440 10800 21600 18440 18440 21600 10800 18440 3160" draw:text-areas="3200 3200 18400 18400" draw:type="ellipse"/></draw:custom-shape><draw:custom-shape draw:style-name="gr7" draw:text-style-name="P6" svg:width="1.6315in" svg:height="1.3161in" svg:x="0.8874in" svg:y="2.076in"><text:p/><draw:enhanced-geometry svg:viewBox="0 0 21600 21600" draw:mirror-horizontal="false" draw:mirror-vertical="false" draw:type="rectangle" draw:enhanced-path="M 0 0 L 21600 0 21600 21600 0 21600 0 0 Z N"/></draw:custom-shape><draw:frame draw:style-name="gr8" draw:text-style-name="P12" svg:width="0.1276in" svg:height="0.1835in" svg:x="3.1925in" svg:y="1.8874in"><draw:image xlink:href="Pictures/2000000E00000141000001D361BF3165.svm" xlink:type="simple" xlink:show="embed" xlink:actuate="onLoad"><text:p/></draw:image></draw:frame><draw:custom-shape draw:style-name="gr9" draw:text-style-name="P6" svg:width="0.026in" svg:height="0.0268in" svg:x="1.2319in" svg:y="0.9882in"><text:p/><draw:enhanced-geometry svg:viewBox="0 0 21600 21600" draw:glue-points="10800 0 3160 3160 0 10800 3160 18440 10800 21600 18440 18440 21600 10800 18440 3160" draw:text-areas="3200 3200 18400 18400" draw:type="ellipse"/></draw:custom-shape><draw:frame draw:style-name="gr8" draw:text-style-name="P12" svg:width="0.515in" svg:height="0.2386in" svg:x="1.0346in" svg:y="0.5264in"><draw:image xlink:href="Pictures/2000003A00000675000003E5507D34E1.svm" xlink:type="simple" xlink:show="embed" xlink:actuate="onLoad"><text:p/></draw:image></draw:frame><draw:line draw:style-name="gr3" draw:text-style-name="P6" svg:x1="1.0102in" svg:y1="1.3874in" svg:x2="1.6047in" svg:y2="0.8063in"><text:p/></draw:line><draw:frame draw:style-name="gr8" draw:text-style-name="P12" svg:width="0.6224in" svg:height="0.2685in" svg:x="0.9618in" svg:y="1.7228in"><draw:image xlink:href="Pictures/20000056000007E9000004635FCDFD6A.svm" xlink:type="simple" xlink:show="embed" xlink:actuate="onLoad"><text:p/></draw:image></draw:frame><draw:frame draw:style-name="gr8" draw:text-style-name="P12" svg:width="0.6358in" svg:height="0.2685in" svg:x="1.4992in" svg:y="1.0524in"><draw:image xlink:href="Pictures/20000056000008070000046345CA9554.svm" xlink:type="simple" xlink:show="embed" xlink:actuate="onLoad"><text:p/></draw:image></draw:frame><draw:custom-shape draw:style-name="gr9" draw:text-style-name="P6" svg:width="0.0268in" svg:height="0.0268in" svg:x="0.9965in" svg:y="1.3673in"><text:p/><draw:enhanced-geometry svg:viewBox="0 0 21600 21600" draw:glue-points="10800 0 3160 3160 0 10800 3160 18440 10800 21600 18440 18440 21600 10800 18440 3160" draw:text-areas="3200 3200 18400 18400" draw:type="ellipse"/></draw:custom-shape><draw:custom-shape draw:style-name="gr9" draw:text-style-name="P6" svg:width="0.0268in" svg:height="0.026in" svg:x="1.5953in" svg:y="0.7882in"><text:p/><draw:enhanced-geometry svg:viewBox="0 0 21600 21600" draw:glue-points="10800 0 3160 3160 0 10800 3160 18440 10800 21600 18440 18440 21600 10800 18440 3160" draw:text-areas="3200 3200 18400 18400" draw:type="ellipse"/></draw:custom-shape><draw:line draw:style-name="gr10" draw:text-style-name="P6" svg:x1="1.25in" svg:y1="0.9921in" svg:x2="1.25in" svg:y2="0.776in"><text:p/></draw:line><draw:line draw:style-name="gr10" draw:text-style-name="P6" svg:x1="1.6075in" svg:y1="1.1232in" svg:x2="1.6075in" svg:y2="0.8134in"><text:p/></draw:line><draw:line draw:style-name="gr10" draw:text-style-name="P6" svg:x1="1.0154in" svg:y1="1.689in" svg:x2="1.0154in" svg:y2="1.3791in"><text:p/></draw:line><draw:custom-shape draw:style-name="gr9" draw:text-style-name="P6" svg:width="0.026in" svg:height="0.026in" svg:x="1.2319in" svg:y="1.1437in"><text:p/><draw:enhanced-geometry svg:viewBox="0 0 21600 21600" draw:glue-points="10800 0 3160 3160 0 10800 3160 18440 10800 21600 18440 18440 21600 10800 18440 3160" draw:text-areas="3200 3200 18400 18400" draw:type="ellipse"/></draw:custom-shape><draw:line draw:style-name="gr3" draw:text-style-name="P6" svg:x1="1.2453in" svg:y1="1.0024in" svg:x2="1.0201in" svg:y2="1.0024in"><text:p/></draw:line><draw:line draw:style-name="gr3" draw:text-style-name="P6" svg:x1="1.2398in" svg:y1="1.1598in" svg:x2="1.0154in" svg:y2="1.1598in"><text:p/></draw:line><draw:line draw:style-name="gr11" draw:text-style-name="P6" svg:x1="1.0472in" svg:y1="1.0024in" svg:x2="1.0472in" svg:y2="1.1606in"><text:p/></draw:line><draw:frame draw:style-name="gr12" draw:text-style-name="P14" svg:width="1.0551in" svg:height="0.7157in" svg:x="0in" svg:y="0.9201in"><draw:text-box><text:p text:style-name="P13"><text:span text:style-name="T1">information gain</text:span></text:p></draw:text-box></draw:frame></draw:g></text:p>
      <text:p text:style-name="P10"/>
      <text:p text:style-name="P11"><text:span text:style-name="T7">4. Suppose there are </text:span><text:span text:style-name="T7"><draw:frame draw:style-name="fr1" draw:name="Object16" text:anchor-type="as-char" svg:width="0.1661in" svg:height="0.1839in" draw:z-index="19"><draw:object xlink:href="./Object 16" xlink:type="simple" xlink:show="embed" xlink:actuate="onLoad"/><draw:image xlink:href="./ObjectReplacements/Object 16" xlink:type="simple" xlink:show="embed" xlink:actuate="onLoad"/></draw:frame></text:span><text:span text:style-name="T8"> </text:span><text:span text:style-name="T7">boolean attributes and 1 boolean class, and the training set is composed of </text:span><text:span text:style-name="T7"><draw:frame draw:style-name="fr1" draw:name="Object17" text:anchor-type="as-char" svg:width="0.2028in" svg:height="0.1839in" draw:z-index="20"><draw:object xlink:href="./Object 17" xlink:type="simple" xlink:show="embed" xlink:actuate="onLoad"/><draw:image xlink:href="./ObjectReplacements/Object 17" xlink:type="simple" xlink:show="embed" xlink:actuate="onLoad"/></draw:frame></text:span><text:span text:style-name="T8"> </text:span><text:span text:style-name="T7">distinct examples drawn uniformly from the set of </text:span><text:span text:style-name="T11"><draw:frame draw:style-name="fr1" draw:name="Object18" text:anchor-type="as-char" svg:width="0.3543in" svg:height="0.2075in" draw:z-index="21"><draw:object xlink:href="./Object 18" xlink:type="simple" xlink:show="embed" xlink:actuate="onLoad"/><draw:image xlink:href="./ObjectReplacements/Object 18" xlink:type="simple" xlink:show="embed" xlink:actuate="onLoad"/></draw:frame></text:span><text:span text:style-name="T7">possible examples, what is the probability of finding a contradiction (i.e., the same example with different classes) in the data? Explain briefly how you came up with your answer. There is no need to expand any binomial coefficients that may occur in your answer.</text:span></text:p>
      <text:p text:style-name="P3"/>
      <text:p text:style-name="P10">For notational simplicity, let's let <draw:frame draw:style-name="fr2" draw:name="Object38" text:anchor-type="as-char" svg:width="0.5528in" svg:height="0.2075in" draw:z-index="42"><draw:object xlink:href="./Object 38" xlink:type="simple" xlink:show="embed" xlink:actuate="onLoad"/><draw:image xlink:href="./ObjectReplacements/Object 38" xlink:type="simple" xlink:show="embed" xlink:actuate="onLoad"/></draw:frame>. <text:s/>There are two possible ways to interpret this question. <text:s/>Either we can choose the same example more than once (same attributes and class), or we can't. <text:s/>The first does not require use of binomial coefficients, so we'll assume the second (we can only select the same example once). <text:s/>Now, there are <draw:frame draw:style-name="fr2" draw:name="Object39" text:anchor-type="as-char" svg:width="0.3256in" svg:height="0.4134in" draw:z-index="43"><draw:object xlink:href="./Object 39" xlink:type="simple" xlink:show="embed" xlink:actuate="onLoad"/><draw:image xlink:href="./ObjectReplacements/Object 39" xlink:type="simple" xlink:show="embed" xlink:actuate="onLoad"/></draw:frame>ways to choose <draw:frame draw:style-name="fr2" draw:name="Object46" text:anchor-type="as-char" svg:width="0.2028in" svg:height="0.1839in" draw:z-index="50"><draw:object xlink:href="./Object 46" xlink:type="simple" xlink:show="embed" xlink:actuate="onLoad"/><draw:image xlink:href="./ObjectReplacements/Object 46" xlink:type="simple" xlink:show="embed" xlink:actuate="onLoad"/></draw:frame> examples. <text:s/>There are <draw:frame draw:style-name="fr2" draw:name="Object43" text:anchor-type="as-char" svg:width="0.2201in" svg:height="0.2075in" draw:z-index="47"><draw:object xlink:href="./Object 43" xlink:type="simple" xlink:show="embed" xlink:actuate="onLoad"/><draw:image xlink:href="./ObjectReplacements/Object 43" xlink:type="simple" xlink:show="embed" xlink:actuate="onLoad"/></draw:frame> ways to select <draw:frame draw:style-name="fr2" draw:name="Object44" text:anchor-type="as-char" svg:width="0.1673in" svg:height="0.1839in" draw:z-index="48"><draw:object xlink:href="./Object 44" xlink:type="simple" xlink:show="embed" xlink:actuate="onLoad"/><draw:image xlink:href="./ObjectReplacements/Object 44" xlink:type="simple" xlink:show="embed" xlink:actuate="onLoad"/></draw:frame> contradictory examples, and provided that these have been selected, there are <draw:frame draw:style-name="fr2" draw:name="Object40" text:anchor-type="as-char" svg:width="0.5575in" svg:height="0.4138in" draw:z-index="44"><draw:object xlink:href="./Object 40" xlink:type="simple" xlink:show="embed" xlink:actuate="onLoad"/><draw:image xlink:href="./ObjectReplacements/Object 40" xlink:type="simple" xlink:show="embed" xlink:actuate="onLoad"/></draw:frame>ways to choose the remaining examples. <text:s/>So, the probability of contradiction is the ratio of the enumerations, namely: <draw:frame draw:style-name="fr2" draw:name="Object41" text:anchor-type="as-char" svg:width="0.4862in" svg:height="0.5126in" draw:z-index="45"><draw:object xlink:href="./Object 41" xlink:type="simple" xlink:show="embed" xlink:actuate="onLoad"/><draw:image xlink:href="./ObjectReplacements/Object 41" xlink:type="simple" xlink:show="embed" xlink:actuate="onLoad"/></draw:frame>. <text:s/>Substituting for <draw:frame draw:style-name="fr2" draw:name="Object45" text:anchor-type="as-char" svg:width="0.1272in" svg:height="0.1839in" draw:z-index="49"><draw:object xlink:href="./Object 45" xlink:type="simple" xlink:show="embed" xlink:actuate="onLoad"/><draw:image xlink:href="./ObjectReplacements/Object 45" xlink:type="simple" xlink:show="embed" xlink:actuate="onLoad"/></draw:frame>, we get <draw:frame draw:style-name="fr2" draw:name="Object42" text:anchor-type="as-char" svg:width="0.5772in" svg:height="0.528in" draw:z-index="46"><draw:object xlink:href="./Object 42" xlink:type="simple" xlink:show="embed" xlink:actuate="onLoad"/><draw:image xlink:href="./ObjectReplacements/Object 42" xlink:type="simple" xlink:show="embed" xlink:actuate="onLoad"/></draw:frame></text:p>
      <text:p text:style-name="P10"/>
      <text:p text:style-name="P3">5. Suppose that in reduced-error pruning of a decision tree, the validation-set error rate of the subtree rooted at node <draw:frame draw:style-name="fr1" draw:name="Object19" text:anchor-type="as-char" svg:width="0.2016in" svg:height="0.1839in" draw:z-index="26"><draw:object xlink:href="./Object 19" xlink:type="simple" xlink:show="embed" xlink:actuate="onLoad"/><draw:image xlink:href="./ObjectReplacements/Object 19" xlink:type="simple" xlink:show="embed" xlink:actuate="onLoad"/></draw:frame>is greater than the error rate obtained by converting <draw:frame draw:style-name="fr1" draw:name="Object20" text:anchor-type="as-char" svg:width="0.2016in" svg:height="0.1839in" draw:z-index="22"><draw:object xlink:href="./Object 20" xlink:type="simple" xlink:show="embed" xlink:actuate="onLoad"/><draw:image xlink:href="./ObjectReplacements/Object 20" xlink:type="simple" xlink:show="embed" xlink:actuate="onLoad"/></draw:frame>into a leaf. Is it possible that <draw:frame draw:style-name="fr1" draw:name="Object21" text:anchor-type="as-char" svg:width="0.2016in" svg:height="0.1839in" draw:z-index="23"><draw:object xlink:href="./Object 21" xlink:type="simple" xlink:show="embed" xlink:actuate="onLoad"/><draw:image xlink:href="./ObjectReplacements/Object 21" xlink:type="simple" xlink:show="embed" xlink:actuate="onLoad"/></draw:frame><text:span text:style-name="T12"> </text:span>is not a leaf in the optimal pruned tree? Explain.</text:p>
      <text:p text:style-name="P3"/>
      <text:p text:style-name="P10">It is possible. <text:s/>In the process of pruning,<text:span text:style-name="T7"><draw:frame draw:style-name="fr1" draw:name="Object36" text:anchor-type="as-char" svg:width="0.2016in" svg:height="0.1839in" draw:z-index="40"><draw:object xlink:href="./Object 36" xlink:type="simple" xlink:show="embed" xlink:actuate="onLoad"/><draw:image xlink:href="./ObjectReplacements/Object 36" xlink:type="simple" xlink:show="embed" xlink:actuate="onLoad"/></draw:frame></text:span>will be set to a leaf, but if the same statement is true for an ancestor of <text:span text:style-name="T7"><draw:frame draw:style-name="fr1" draw:name="Object35" text:anchor-type="as-char" svg:width="0.2016in" svg:height="0.1839in" draw:z-index="39"><draw:object xlink:href="./Object 35" xlink:type="simple" xlink:show="embed" xlink:actuate="onLoad"/><draw:image xlink:href="./ObjectReplacements/Object 35" xlink:type="simple" xlink:show="embed" xlink:actuate="onLoad"/></draw:frame></text:span>, then that node will become a leaf and <text:span text:style-name="T7"><draw:frame draw:style-name="fr1" draw:name="Object37" text:anchor-type="as-char" svg:width="0.2016in" svg:height="0.1839in" draw:z-index="41"><draw:object xlink:href="./Object 37" xlink:type="simple" xlink:show="embed" xlink:actuate="onLoad"/><draw:image xlink:href="./ObjectReplacements/Object 37" xlink:type="simple" xlink:show="embed" xlink:actuate="onLoad"/></draw:frame></text:span>will be pruned. <text:s/>(This answer seems to short, am I missing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Roman" svg:font-family="Times-Roman" style:font-family-generic="roman"/>
    <style:font-face style:name="T3Font_0" svg:font-family="T3Font_0" style:font-family-generic="swiss"/>
    <style:font-face style:name="T3Font_1" svg:font-family="T3Font_1" style:font-family-generic="swiss"/>
    <style:font-face style:name="T3Font_2" svg:font-family="T3Font_2" style:font-family-generic="swiss"/>
    <style:font-face style:name="T3Font_3" svg:font-family="T3Font_3"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902" svg:d="m564 0-564 902h1131z"/>
    <draw:marker draw:name="Arrowheads_20_3" draw:display-name="Arrowheads 3" svg:viewBox="0 0 836 110" svg:d="m0 0h278 278 280v36 36 38h-278-278-280v-36-36z"/>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remyc</meta:initial-creator>
    <meta:creation-date>2007-04-15T19:51:22</meta:creation-date>
    <dc:date>2007-04-18T09:57:52</dc:date>
    <meta:print-date>2007-04-17T17:02:02</meta:print-date>
    <dc:language>en-US</dc:language>
    <meta:editing-cycles>6</meta:editing-cycles>
    <meta:editing-duration>P2DT5H49M4S</meta:editing-duration>
    <meta:user-defined meta:name="Info 1"/>
    <meta:user-defined meta:name="Info 2"/>
    <meta:user-defined meta:name="Info 3"/>
    <meta:user-defined meta:name="Info 4"/>
    <meta:document-statistic meta:table-count="1" meta:image-count="0" meta:object-count="46" meta:page-count="3" meta:paragraph-count="51" meta:word-count="585" meta:character-count="3359"/>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o math:stretchy="false">¬</math:mo>
        <math:mi>B</math:mi>
      </math:mrow>
    </math:mrow>
    <math:annotation math:encoding="StarMath 5.0">A and neg B</math:annotation>
  </math:semantics>
</math:math>
</file>

<file path=Object 10/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2/content.xml><?xml version="1.0" encoding="utf-8"?>
<!DOCTYPE math  PUBLIC '-//OpenOffice.org//DTD Modified W3C MathML 1.01//EN'  'math.dtd'>
<math:math xmlns:math="http://www.w3.org/1998/Math/MathML">
  <math:semantics>
    <math:mi>S</math:mi>
    <math:annotation math:encoding="StarMath 5.0">S</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i>S</math:mi>
    <math:annotation math:encoding="StarMath 5.0">S </math:annotation>
  </math:semantics>
</math:math>
</file>

<file path=Object 1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6/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sup>
      <math:mn>2</math:mn>
      <math:mrow>
        <math:mi>n</math:mi>
        <math:mo math:stretchy="false">+</math:mo>
        <math:mn>1</math:mn>
      </math:mrow>
    </math:msup>
    <math:annotation math:encoding="StarMath 5.0">2^{n + 1}</math:annotation>
  </math:semantics>
</math:math>
</file>

<file path=Object 1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content.xml><?xml version="1.0" encoding="utf-8"?>
<!DOCTYPE math  PUBLIC '-//OpenOffice.org//DTD Modified W3C MathML 1.01//EN'  'math.dtd'>
<math:math xmlns:math="http://www.w3.org/1998/Math/MathML">
  <math:semantics>
    <math:mrow>
      <math:mi>A</math:mi>
      <math:mo math:stretchy="false">∨</math:mo>
      <math:mrow>
        <math:mo math:stretchy="false">[</math:mo>
        <math:mrow>
          <math:mi>B</math:mi>
          <math:mo math:stretchy="false">∧</math:mo>
          <math:mi>C</math:mi>
        </math:mrow>
        <math:mo math:stretchy="false">]</math:mo>
      </math:mrow>
    </math:mrow>
    <math:annotation math:encoding="StarMath 5.0">A or [B and C]</math:annotation>
  </math:semantics>
</math:math>
</file>

<file path=Object 2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2/content.xml><?xml version="1.0" encoding="utf-8"?>
<!DOCTYPE math  PUBLIC '-//OpenOffice.org//DTD Modified W3C MathML 1.01//EN'  'math.dtd'>
<math:math xmlns:math="http://www.w3.org/1998/Math/MathML">
  <math:semantics>
    <math:mrow>
      <math:mo math:stretchy="false">−</math:mo>
      <math:mrow>
        <math:mo math:stretchy="false">[</math:mo>
        <math:mrow>
          <math:mi>t</math:mi>
          <math:mi>log</math:mi>
          <math:mrow>
            <math:mi>t</math:mi>
            <math:mo math:stretchy="false">+</math:mo>
            <math:mrow>
              <math:mo math:stretchy="false">(</math:mo>
              <math:mrow>
                <math:mn>1</math:mn>
                <math:mo math:stretchy="false">−</math:mo>
                <math:mi>t</math:mi>
              </math:mrow>
              <math:mo math:stretchy="false">)</math:mo>
            </math:mrow>
          </math:mrow>
          <math:mi>log</math:mi>
          <math:mrow>
            <math:mo math:stretchy="false">(</math:mo>
            <math:mrow>
              <math:mn>1</math:mn>
              <math:mo math:stretchy="false">−</math:mo>
              <math:mi>t</math:mi>
            </math:mrow>
            <math:mo math:stretchy="false">)</math:mo>
          </math:mrow>
        </math:mrow>
        <math:mo math:stretchy="false">]</math:mo>
      </math:mrow>
    </math:mrow>
    <math:annotation math:encoding="StarMath 5.0">-[t log t + (1 - t) log (1 - t)]</math:annotation>
  </math:semantics>
</math:math>
</file>

<file path=Object 23/content.xml><?xml version="1.0" encoding="utf-8"?>
<!DOCTYPE math  PUBLIC '-//OpenOffice.org//DTD Modified W3C MathML 1.01//EN'  'math.dtd'>
<math:math xmlns:math="http://www.w3.org/1998/Math/MathML">
  <math:semantics>
    <math:mrow>
      <math:mi>t</math:mi>
      <math:mo math:stretchy="false">∈</math:mo>
      <math:mrow>
        <math:mo math:stretchy="false">[</math:mo>
        <math:mrow>
          <math:mn>0,</math:mn>
          <math:mn>1</math:mn>
        </math:mrow>
        <math:mo math:stretchy="false">]</math:mo>
      </math:mrow>
    </math:mrow>
    <math:annotation math:encoding="StarMath 5.0">t in [0, 1]</math:annotation>
  </math:semantics>
</math:math>
</file>

<file path=Object 24/content.xml><?xml version="1.0" encoding="utf-8"?>
<!DOCTYPE math  PUBLIC '-//OpenOffice.org//DTD Modified W3C MathML 1.01//EN'  'math.dtd'>
<math:math xmlns:math="http://www.w3.org/1998/Math/MathML">
  <math:semantics>
    <math:mrow>
      <math:mi>t</math:mi>
      <math:mo math:stretchy="false">=</math:mo>
      <math:mfrac>
        <math:mi>p</math:mi>
        <math:mrow>
          <math:mi>p</math:mi>
          <math:mo math:stretchy="false">+</math:mo>
          <math:mi>n</math:mi>
        </math:mrow>
      </math:mfrac>
    </math:mrow>
    <math:annotation math:encoding="StarMath 5.0">t = p over {p + n}</math:annotation>
  </math:semantics>
</math:math>
</file>

<file path=Object 25/content.xml><?xml version="1.0" encoding="utf-8"?>
<!DOCTYPE math  PUBLIC '-//OpenOffice.org//DTD Modified W3C MathML 1.01//EN'  'math.dtd'>
<math:math xmlns:math="http://www.w3.org/1998/Math/MathML">
  <math:semantics>
    <math:mrow>
      <math:mo math:stretchy="false">−</math:mo>
      <math:mfenced math:open="[" math:close="]">
        <math:mrow>
          <math:mfrac>
            <math:mn>1</math:mn>
            <math:mi>t</math:mi>
          </math:mfrac>
          <math:mo math:stretchy="false">+</math:mo>
          <math:mfrac>
            <math:mn>1</math:mn>
            <math:mrow>
              <math:mn>1</math:mn>
              <math:mo math:stretchy="false">−</math:mo>
              <math:mi>t</math:mi>
            </math:mrow>
          </math:mfrac>
        </math:mrow>
      </math:mfenced>
    </math:mrow>
    <math:annotation math:encoding="StarMath 5.0">- left [ 1 over t + 1 over {1-t} right ] </math:annotation>
  </math:semantics>
</math:math>
</file>

<file path=Object 26/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9/content.xml><?xml version="1.0" encoding="utf-8"?>
<!DOCTYPE math  PUBLIC '-//OpenOffice.org//DTD Modified W3C MathML 1.01//EN'  'math.dtd'>
<math:math xmlns:math="http://www.w3.org/1998/Math/MathML">
  <math:semantics>
    <math:mrow>
      <math:mi>t</math:mi>
      <math:mi>,</math:mi>
      <math:msub>
        <math:mi>t</math:mi>
        <math:mn>1</math:mn>
      </math:msub>
    </math:mrow>
    <math:annotation math:encoding="StarMath 5.0">t, t_1</math:annotation>
  </math:semantics>
</math:math>
</file>

<file path=Object 3/content.xml><?xml version="1.0" encoding="utf-8"?>
<!DOCTYPE math  PUBLIC '-//OpenOffice.org//DTD Modified W3C MathML 1.01//EN'  'math.dtd'>
<math:math xmlns:math="http://www.w3.org/1998/Math/MathML">
  <math:semantics>
    <math:mrow>
      <math:mi>A</math:mi>
      <math:mi math:fontstyle="italic">XOR</math:mi>
      <math:mi>B</math:mi>
    </math:mrow>
    <math:annotation math:encoding="StarMath 5.0">A XOR B</math:annotation>
  </math:semantics>
</math:math>
</file>

<file path=Object 30/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31/content.xml><?xml version="1.0" encoding="utf-8"?>
<!DOCTYPE math  PUBLIC '-//OpenOffice.org//DTD Modified W3C MathML 1.01//EN'  'math.dtd'>
<math:math xmlns:math="http://www.w3.org/1998/Math/MathML">
  <math:semantics>
    <math:mi>t</math:mi>
    <math:annotation math:encoding="StarMath 5.0">t</math:annotation>
  </math:semantics>
</math:math>
</file>

<file path=Object 32/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3/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3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3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6/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8/content.xml><?xml version="1.0" encoding="utf-8"?>
<!DOCTYPE math  PUBLIC '-//OpenOffice.org//DTD Modified W3C MathML 1.01//EN'  'math.dtd'>
<math:math xmlns:math="http://www.w3.org/1998/Math/MathML">
  <math:semantics>
    <math:mrow>
      <math:mi>l</math:mi>
      <math:mo math:stretchy="false">=</math:mo>
      <math:msup>
        <math:mn>2</math:mn>
        <math:mrow>
          <math:mi>n</math:mi>
          <math:mo math:stretchy="false">+</math:mo>
          <math:mn>1</math:mn>
        </math:mrow>
      </math:msup>
    </math:mrow>
    <math:annotation math:encoding="StarMath 5.0">l = 2^{n+1}</math:annotation>
  </math:semantics>
</math:math>
</file>

<file path=Object 39/content.xml><?xml version="1.0" encoding="utf-8"?>
<!DOCTYPE math  PUBLIC '-//OpenOffice.org//DTD Modified W3C MathML 1.01//EN'  'math.dtd'>
<math:math xmlns:math="http://www.w3.org/1998/Math/MathML">
  <math:semantics>
    <math:mfenced math:open="" math:close="">
      <math:mtable>
        <math:mtr>
          <math:mi>m</math:mi>
        </math:mtr>
        <math:mtr>
          <math:mi>l</math:mi>
        </math:mtr>
      </math:mtable>
    </math:mfenced>
    <math:annotation math:encoding="StarMath 5.0">left ( binom{m}{l} right ) </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i>A</math:mi>
          <math:mo math:stretchy="false">∧</math:mo>
          <math:mi>B</math:mi>
        </math:mrow>
        <math:mo math:stretchy="false">]</math:mo>
      </math:mrow>
      <math:mo math:stretchy="false">∨</math:mo>
      <math:mrow>
        <math:mo math:stretchy="false">[</math:mo>
        <math:mrow>
          <math:mi>C</math:mi>
          <math:mo math:stretchy="false">∧</math:mo>
          <math:mi>D</math:mi>
        </math:mrow>
        <math:mo math:stretchy="false">]</math:mo>
      </math:mrow>
    </math:mrow>
    <math:annotation math:encoding="StarMath 5.0">[A and B] or [C and D]</math:annotation>
  </math:semantics>
</math:math>
</file>

<file path=Object 40/content.xml><?xml version="1.0" encoding="utf-8"?>
<!DOCTYPE math  PUBLIC '-//OpenOffice.org//DTD Modified W3C MathML 1.01//EN'  'math.dtd'>
<math:math xmlns:math="http://www.w3.org/1998/Math/MathML">
  <math:semantics>
    <math:mfenced math:open="" math:close="">
      <math:mtable>
        <math:mtr>
          <math:mrow>
            <math:mi>m</math:mi>
            <math:mo math:stretchy="false">−</math:mo>
            <math:mn>2</math:mn>
          </math:mrow>
        </math:mtr>
        <math:mtr>
          <math:mrow>
            <math:mi>l</math:mi>
            <math:mo math:stretchy="false">−</math:mo>
            <math:mn>2</math:mn>
          </math:mrow>
        </math:mtr>
      </math:mtable>
    </math:mfenced>
    <math:annotation math:encoding="StarMath 5.0">left ( binom{m-2}{l-2} right ) </math:annotation>
  </math:semantics>
</math:math>
</file>

<file path=Object 41/content.xml><?xml version="1.0" encoding="utf-8"?>
<!DOCTYPE math  PUBLIC '-//OpenOffice.org//DTD Modified W3C MathML 1.01//EN'  'math.dtd'>
<math:math xmlns:math="http://www.w3.org/1998/Math/MathML">
  <math:semantics>
    <math:mfrac>
      <math:mrow>
        <math:msup>
          <math:mn>2</math:mn>
          <math:mi>n</math:mi>
        </math:msup>
        <math:mfenced math:open="" math:close="">
          <math:mtable>
            <math:mtr>
              <math:mrow>
                <math:mi>m</math:mi>
                <math:mo math:stretchy="false">−</math:mo>
                <math:mn>2</math:mn>
              </math:mrow>
            </math:mtr>
            <math:mtr>
              <math:mrow>
                <math:mi>l</math:mi>
                <math:mo math:stretchy="false">−</math:mo>
                <math:mn>2</math:mn>
              </math:mrow>
            </math:mtr>
          </math:mtable>
        </math:mfenced>
      </math:mrow>
      <math:mfenced math:open="" math:close="">
        <math:mtable>
          <math:mtr>
            <math:mi>m</math:mi>
          </math:mtr>
          <math:mtr>
            <math:mi>l</math:mi>
          </math:mtr>
        </math:mtable>
      </math:mfenced>
    </math:mfrac>
    <math:annotation math:encoding="StarMath 5.0">{2^n left ( binom{m-2}{l-2} right ) } over {left ( binom{m}{l} right ) }</math:annotation>
  </math:semantics>
</math:math>
</file>

<file path=Object 42/content.xml><?xml version="1.0" encoding="utf-8"?>
<!DOCTYPE math  PUBLIC '-//OpenOffice.org//DTD Modified W3C MathML 1.01//EN'  'math.dtd'>
<math:math xmlns:math="http://www.w3.org/1998/Math/MathML">
  <math:semantics>
    <math:mfrac>
      <math:mrow>
        <math:msup>
          <math:mn>2</math:mn>
          <math:mi>n</math:mi>
        </math:msup>
        <math:mfenced math:open="" math:close="">
          <math:mtable>
            <math:mtr>
              <math:mrow>
                <math:mi>m</math:mi>
                <math:mo math:stretchy="false">−</math:mo>
                <math:mn>2</math:mn>
              </math:mrow>
            </math:mtr>
            <math:mtr>
              <math:mrow>
                <math:msup>
                  <math:mn>2</math:mn>
                  <math:mrow>
                    <math:mi>n</math:mi>
                    <math:mo math:stretchy="false">+</math:mo>
                    <math:mn>1</math:mn>
                  </math:mrow>
                </math:msup>
                <math:mo math:stretchy="false">−</math:mo>
                <math:mn>2</math:mn>
              </math:mrow>
            </math:mtr>
          </math:mtable>
        </math:mfenced>
      </math:mrow>
      <math:mfenced math:open="" math:close="">
        <math:mtable>
          <math:mtr>
            <math:mi>m</math:mi>
          </math:mtr>
          <math:mtr>
            <math:msup>
              <math:mn>2</math:mn>
              <math:mrow>
                <math:mi>n</math:mi>
                <math:mo math:stretchy="false">+</math:mo>
                <math:mn>1</math:mn>
              </math:mrow>
            </math:msup>
          </math:mtr>
        </math:mtable>
      </math:mfenced>
    </math:mfrac>
    <math:annotation math:encoding="StarMath 5.0">{2^n left ( binom{m-2}{2^{n+1}-2} right ) } over {left ( binom{m}{2^{n+1}} right ) }</math:annotation>
  </math:semantics>
</math:math>
</file>

<file path=Object 43/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44/content.xml><?xml version="1.0" encoding="utf-8"?>
<!DOCTYPE math  PUBLIC '-//OpenOffice.org//DTD Modified W3C MathML 1.01//EN'  'math.dtd'>
<math:math xmlns:math="http://www.w3.org/1998/Math/MathML">
  <math:semantics>
    <math:mn>2</math:mn>
    <math:annotation math:encoding="StarMath 5.0">2</math:annotation>
  </math:semantics>
</math:math>
</file>

<file path=Object 4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6/content.xml><?xml version="1.0" encoding="utf-8"?>
<!DOCTYPE math  PUBLIC '-//OpenOffice.org//DTD Modified W3C MathML 1.01//EN'  'math.dtd'>
<math:math xmlns:math="http://www.w3.org/1998/Math/MathML">
  <math:semantics>
    <math:mi>m</math:mi>
    <math:annotation math:encoding="StarMath 5.0">m</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row>
          <math:mo math:stretchy="false">[</math:mo>
          <math:mrow>
            <math:mfrac>
              <math:mn>1</math:mn>
              <math:mn>3</math:mn>
            </math:mfrac>
            <math:msub>
              <math:mi>log</math:mi>
              <math:mn>2</math:mn>
            </math:msub>
            <math:mrow>
              <math:mfrac>
                <math:mn>1</math:mn>
                <math:mn>3</math:mn>
              </math:mfrac>
              <math:mo math:stretchy="false">+</math:mo>
              <math:mfrac>
                <math:mn>2</math:mn>
                <math:mn>3</math:mn>
              </math:mfrac>
            </math:mrow>
            <math:msub>
              <math:mi>log</math:mi>
              <math:mn>2</math:mn>
            </math:msub>
            <math:mfrac>
              <math:mn>2</math:mn>
              <math:mn>3</math:mn>
            </math:mfrac>
          </math:mrow>
          <math:mo math:stretchy="false">]</math:mo>
        </math:mrow>
      </math:mrow>
      <math:mo math:stretchy="false">=</math:mo>
      <math:mn>0.918</math:mn>
    </math:mrow>
    <math:annotation math:encoding="StarMath 5.0">-[1 over 3 log_2 1 over 3 + 2 over 3 log_2 2 over 3] = 0.918</math:annotation>
  </math:semantics>
</math:math>
</file>

<file path=Object 6/content.xml><?xml version="1.0" encoding="utf-8"?>
<!DOCTYPE math  PUBLIC '-//OpenOffice.org//DTD Modified W3C MathML 1.01//EN'  'math.dtd'>
<math:math xmlns:math="http://www.w3.org/1998/Math/MathML">
  <math:semantics>
    <math:mrow>
      <math:mrow>
        <math:mrow>
          <math:mo math:stretchy="false">−</math:mo>
          <math:mrow>
            <math:mfrac>
              <math:mn>1</math:mn>
              <math:mn>2</math:mn>
            </math:mfrac>
            <math:mrow>
              <math:mo math:stretchy="false">[</math:mo>
              <math:mrow>
                <math:mfrac>
                  <math:mn>1</math:mn>
                  <math:mn>3</math:mn>
                </math:mfrac>
                <math:msub>
                  <math:mi>log</math:mi>
                  <math:mn>2</math:mn>
                </math:msub>
                <math:mrow>
                  <math:mfrac>
                    <math:mn>1</math:mn>
                    <math:mn>3</math:mn>
                  </math:mfrac>
                  <math:mo math:stretchy="false">+</math:mo>
                  <math:mfrac>
                    <math:mn>2</math:mn>
                    <math:mn>3</math:mn>
                  </math:mfrac>
                </math:mrow>
                <math:msub>
                  <math:mi>log</math:mi>
                  <math:mn>2</math:mn>
                </math:msub>
                <math:mfrac>
                  <math:mn>2</math:mn>
                  <math:mn>3</math:mn>
                </math:mfrac>
              </math:mrow>
              <math:mo math:stretchy="false">]</math:mo>
            </math:mrow>
          </math:mrow>
        </math:mrow>
        <math:mo math:stretchy="false">−</math:mo>
        <math:mrow>
          <math:mfrac>
            <math:mn>1</math:mn>
            <math:mn>2</math:mn>
          </math:mfrac>
          <math:mrow>
            <math:mo math:stretchy="false">[</math:mo>
            <math:mrow>
              <math:mfrac>
                <math:mn>1</math:mn>
                <math:mn>3</math:mn>
              </math:mfrac>
              <math:msub>
                <math:mi>log</math:mi>
                <math:mn>2</math:mn>
              </math:msub>
              <math:mrow>
                <math:mfrac>
                  <math:mn>1</math:mn>
                  <math:mn>3</math:mn>
                </math:mfrac>
                <math:mo math:stretchy="false">+</math:mo>
                <math:mfrac>
                  <math:mn>2</math:mn>
                  <math:mn>3</math:mn>
                </math:mfrac>
              </math:mrow>
              <math:msub>
                <math:mi>log</math:mi>
                <math:mn>2</math:mn>
              </math:msub>
              <math:mfrac>
                <math:mn>2</math:mn>
                <math:mn>3</math:mn>
              </math:mfrac>
            </math:mrow>
            <math:mo math:stretchy="false">]</math:mo>
          </math:mrow>
        </math:mrow>
      </math:mrow>
      <math:mo math:stretchy="false">=</math:mo>
      <math:mrow>
        <math:mo math:stretchy="false">−</math:mo>
        <math:mrow>
          <math:mo math:stretchy="false">[</math:mo>
          <math:mrow>
            <math:mfrac>
              <math:mn>1</math:mn>
              <math:mn>3</math:mn>
            </math:mfrac>
            <math:msub>
              <math:mi>log</math:mi>
              <math:mn>2</math:mn>
            </math:msub>
            <math:mrow>
              <math:mfrac>
                <math:mn>1</math:mn>
                <math:mn>3</math:mn>
              </math:mfrac>
              <math:mo math:stretchy="false">+</math:mo>
              <math:mfrac>
                <math:mn>2</math:mn>
                <math:mn>3</math:mn>
              </math:mfrac>
            </math:mrow>
            <math:msub>
              <math:mi>log</math:mi>
              <math:mn>2</math:mn>
            </math:msub>
            <math:mfrac>
              <math:mn>2</math:mn>
              <math:mn>3</math:mn>
            </math:mfrac>
          </math:mrow>
          <math:mo math:stretchy="false">]</math:mo>
        </math:mrow>
      </math:mrow>
    </math:mrow>
    <math:annotation math:encoding="StarMath 5.0">-{1 over 2 [1 over 3 log_2 1 over 3 + 2 over 3 log_2 2 over 3]} -{1 over 2 [1 over 3 log_2 1 over 3 + 2 over 3 log_2 2 over 3]} = -[1 over 3 log_2 1 over 3 + 2 over 3 log_2 2 over 3]</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b>
          <math:mi>S</math:mi>
          <math:mn>1,</math:mn>
        </math:msub>
        <math:msub>
          <math:mi>S</math:mi>
          <math:mn>2</math:mn>
        </math:msub>
      </math:mrow>
      <math:mo math:stretchy="false">}</math:mo>
    </math:mrow>
    <math:annotation math:encoding="StarMath 5.0">lbrace S_1, S_2 rbrace </math:annotation>
  </math:semantics>
</math:math>
</file>

<file path=Object 8/content.xml><?xml version="1.0" encoding="utf-8"?>
<!DOCTYPE math  PUBLIC '-//OpenOffice.org//DTD Modified W3C MathML 1.01//EN'  'math.dtd'>
<math:math xmlns:math="http://www.w3.org/1998/Math/MathML">
  <math:semantics>
    <math:msub>
      <math:mi>S</math:mi>
      <math:mi>i</math:mi>
    </math:msub>
    <math:annotation math:encoding="StarMath 5.0">S_i</math:annotation>
  </math:semantics>
</math:math>
</file>

<file path=Object 9/content.xml><?xml version="1.0" encoding="utf-8"?>
<!DOCTYPE math  PUBLIC '-//OpenOffice.org//DTD Modified W3C MathML 1.01//EN'  'math.dtd'>
<math:math xmlns:math="http://www.w3.org/1998/Math/MathML">
  <math:semantics>
    <math:msub>
      <math:mi>p</math:mi>
      <math:mi>i</math:mi>
    </math:msub>
    <math:annotation math:encoding="StarMath 5.0">p_i</math:annotation>
  </math:semantics>
</math:math>
</file>